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5cm"/>
    </style:style>
    <style:style style:name="gr2" style:family="graphic" style:parent-style-name="standard">
      <style:graphic-properties draw:stroke="none" svg:stroke-color="#000000" draw:fill="none" draw:fill-color="#ffffff" fo:min-height="1.5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3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</style:style>
    <style:style style:name="gr5" style:family="graphic" style:parent-style-name="objectwithoutfill">
      <style:graphic-properties svg:stroke-width="0.1cm" svg:stroke-color="#00a933" draw:marker-start="Arrow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7" style:family="graphic" style:parent-style-name="objectwithoutfill">
      <style:graphic-properties svg:stroke-width="0.1cm" svg:stroke-color="#00a933" draw:marker-start="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543cm"/>
    </style:style>
    <style:style style:name="gr9" style:family="graphic" style:parent-style-name="objectwithoutfill">
      <style:graphic-properties svg:stroke-color="#3465a4" draw:marker-start="Arrow" draw:marker-start-width="0.3cm" draw:marker-end="" draw:marker-end-width="0.3cm"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6pt" style:font-size-asian="18pt" style:font-size-complex="18pt"/>
    </style:style>
    <style:style style:name="T1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245cm" svg:height="0.962cm" svg:x="5.6cm" svg:y="0.7cm">
          <draw:text-box>
            <text:p>Landwirt</text:p>
          </draw:text-box>
        </draw:frame>
        <draw:frame draw:style-name="gr2" draw:text-style-name="P1" draw:layer="layout" svg:width="5.5cm" svg:height="1.8cm" svg:x="8.5cm" svg:y="4cm">
          <draw:text-box>
            <text:p>Tierverkehrs-</text:p>
            <text:p>datenbank (TVD)</text:p>
          </draw:text-box>
        </draw:frame>
        <draw:frame draw:style-name="gr3" draw:text-style-name="P1" draw:layer="layout" svg:width="6.238cm" svg:height="0.962cm" svg:x="2.562cm" svg:y="8.1cm">
          <draw:text-box>
            <text:p>Zuchtorganisationen</text:p>
          </draw:text-box>
        </draw:frame>
        <draw:frame draw:style-name="gr4" draw:text-style-name="P1" draw:layer="layout" svg:width="2.826cm" svg:height="0.962cm" svg:x="2.636cm" svg:y="8.938cm">
          <draw:text-box>
            <text:p>Qualitas</text:p>
          </draw:text-box>
        </draw:frame>
        <draw:line draw:style-name="gr5" draw:text-style-name="P2" draw:layer="layout" svg:x1="10.5cm" svg:y1="4cm" svg:x2="8.3cm" svg:y2="1.5cm">
          <text:p/>
        </draw:line>
        <draw:line draw:style-name="gr6" draw:text-style-name="P2" draw:layer="layout" svg:x1="10.4cm" svg:y1="5.6cm" svg:x2="8.6cm" svg:y2="8cm">
          <text:p/>
        </draw:line>
        <draw:line draw:style-name="gr7" draw:text-style-name="P2" draw:layer="layout" svg:x1="5.6cm" svg:y1="8.2cm" svg:x2="7.2cm" svg:y2="1.5cm">
          <text:p/>
        </draw:line>
        <draw:frame draw:style-name="gr8" draw:text-style-name="P4" draw:layer="layout" svg:width="6.043cm" svg:height="1.673cm" svg:x="0.201cm" svg:y="3.7cm">
          <draw:text-box>
            <text:p text:style-name="P3"><text:span text:style-name="T1">KB </text:span></text:p>
            <text:p text:style-name="P3"><text:span text:style-name="T1">Organisationen (KBO)</text:span></text:p>
          </draw:text-box>
        </draw:frame>
        <draw:line draw:style-name="gr9" draw:text-style-name="P2" draw:layer="layout" svg:x1="3.201cm" svg:y1="5.2cm" svg:x2="3.201cm" svg:y2="7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9-30T10:37:37.593376438</dc:date>
    <meta:editing-duration>PT6M27S</meta:editing-duration>
    <meta:editing-cycles>6</meta:editing-cycles>
    <meta:generator>LibreOffice/6.1.2.1$MacOSX_X86_64 LibreOffice_project/65905a128db06ba48db947242809d14d3f9a93fe</meta:generator>
    <meta:document-statistic meta:object-count="9"/>
  </office:meta>
</office:document-meta>
</file>